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4"/>
    <style:style style:name="ce13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order="0.74pt solid #000000"/>
    </style:style>
    <style:style style:name="ce20" style:family="table-cell" style:parent-style-name="Default" style:data-style-name="N4">
      <style:table-cell-properties fo:background-color="#000000"/>
    </style:style>
    <style:style style:name="ce24" style:family="table-cell" style:parent-style-name="Default" style:data-style-name="N4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">
      <style:table-cell-properties style:rotation-align="none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71cm" svg:stroke-color="#000000" draw:stroke-linejoin="round" draw:fill="none" draw:textarea-vertical-align="top" draw:auto-grow-height="false" fo:min-height="6.882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solid" svg:stroke-width="0.071cm" svg:stroke-color="#000000" draw:stroke-linejoin="round" draw:fill="none" draw:textarea-vertical-align="top" draw:auto-grow-height="false" fo:min-height="0cm" fo:min-width="18.1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.071cm" svg:stroke-color="#000000" draw:stroke-linejoin="round" draw:fill="none" draw:textarea-vertical-align="top" draw:auto-grow-height="false" fo:min-height="6.881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solid" svg:stroke-width="0.071cm" svg:stroke-color="#000000" draw:stroke-linejoin="round" draw:fill="none" draw:textarea-vertical-align="top" draw:auto-grow-height="false" fo:min-height="6.112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71cm" svg:stroke-color="#000000" draw:stroke-linejoin="round" draw:fill="none" draw:textarea-vertical-align="top" draw:auto-grow-height="false" fo:min-height="0cm" fo:min-width="12.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71cm" svg:stroke-color="#000000" draw:stroke-linejoin="round" draw:fill="none" draw:textarea-vertical-align="top" draw:auto-grow-height="false" fo:min-height="3.097cm" fo:min-width="6.18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7cm" fo:min-width="1.38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71cm" fo:min-width="1.38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569cm" fo:min-width="1.38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1cm" svg:stroke-color="#000000" draw:stroke-linejoin="round" draw:fill="none" draw:textarea-vertical-align="top" draw:auto-grow-height="false" fo:min-height="5.839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1" style:family="graphic">
      <style:graphic-properties draw:stroke="solid" svg:stroke-width="0.071cm" svg:stroke-color="#000000" draw:stroke-linejoin="round" draw:fill="none" draw:textarea-vertical-align="top" draw:auto-grow-height="false" fo:min-height="0cm" fo:min-width="12.06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1cm" svg:stroke-color="#000000" draw:stroke-linejoin="round" draw:fill="none" draw:textarea-vertical-align="top" draw:auto-grow-height="false" fo:min-height="5.729cm" fo:min-width="5.94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1cm" svg:stroke-color="#000000" draw:stroke-linejoin="round" draw:fill="none" draw:textarea-vertical-align="top" draw:auto-grow-height="false" fo:min-height="5.769cm" fo:min-width="5.64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537cm" fo:min-width="1.29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538cm" fo:min-width="1.29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536cm" fo:min-width="1.29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17" style:family="graphic">
      <style:graphic-properties draw:stroke="solid" svg:stroke-width="0.071cm" svg:stroke-color="#000000" draw:stroke-linejoin="round" draw:fill="none" draw:textarea-vertical-align="top" draw:auto-grow-height="false" fo:min-height="9.25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8" style:family="graphic">
      <style:graphic-properties draw:stroke="solid" svg:stroke-width="0.071cm" svg:stroke-color="#000000" draw:stroke-linejoin="round" draw:fill="none" draw:textarea-vertical-align="top" draw:auto-grow-height="false" fo:min-height="0cm" fo:min-width="18.24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1.528cm" fo:min-width="2.767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529cm" fo:min-width="2.767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21" style:family="graphic">
      <style:graphic-properties draw:stroke="solid" svg:stroke-width="0.071cm" svg:stroke-color="#000000" draw:stroke-linejoin="round" draw:fill="none" draw:textarea-vertical-align="top" draw:auto-grow-height="false" fo:min-height="9.251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2" style:family="graphic">
      <style:graphic-properties draw:stroke="solid" svg:stroke-width="0.071cm" svg:stroke-color="#000000" draw:stroke-linejoin="round" draw:fill="none" draw:textarea-vertical-align="top" draw:auto-grow-height="false" fo:min-height="4.607cm" fo:min-width="11.46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3" style:family="graphic">
      <style:graphic-properties draw:stroke="solid" svg:stroke-width="0.071cm" svg:stroke-color="#000000" draw:stroke-linejoin="round" draw:fill="none" draw:textarea-vertical-align="top" draw:auto-grow-height="false" fo:min-height="4.606cm" fo:min-width="11.46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4" style:family="graphic">
      <style:graphic-properties draw:stroke="solid" svg:stroke-width="0.071cm" svg:stroke-color="#000000" draw:stroke-linejoin="round" draw:fill="none" draw:textarea-vertical-align="top" draw:auto-grow-height="false" fo:min-height="4.08cm" fo:min-width="6.45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5" style:family="graphic">
      <style:graphic-properties draw:stroke="solid" svg:stroke-width="0.071cm" svg:stroke-color="#000000" draw:stroke-linejoin="round" draw:fill="none" draw:textarea-vertical-align="top" draw:auto-grow-height="false" fo:min-height="4.793cm" fo:min-width="6.21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1.53cm" fo:min-width="2.767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27" style:family="graphic">
      <style:graphic-properties draw:stroke="solid" svg:stroke-width="0.071cm" svg:stroke-color="#000000" draw:stroke-linejoin="round" draw:fill="none" draw:textarea-vertical-align="top" draw:auto-grow-height="false" fo:min-height="0cm" fo:min-width="18.24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1.528cm" fo:min-width="2.731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29" style:family="graphic">
      <style:graphic-properties draw:stroke="solid" svg:stroke-width="0.088cm" svg:stroke-color="#000000" draw:stroke-linejoin="miter" draw:fill="solid" draw:fill-color="#ffffff" draw:textarea-vertical-align="top" draw:auto-grow-height="false" fo:min-height="6.876cm" fo:min-width="5.67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1.529cm" fo:min-width="2.731cm" fo:padding-top="0.102cm" fo:padding-bottom="0.102cm" fo:padding-left="0.102cm" fo:padding-right="0.102cm" fo:wrap-option="wrap"/>
      <style:paragraph-properties fo:margin-top="0cm" fo:margin-bottom="0cm" fo:line-height="100%" fo:text-align="start"/>
      <style:text-properties fo:font-size="18pt"/>
    </style:style>
    <style:style style:name="gr31" style:family="graphic">
      <style:graphic-properties draw:stroke="solid" svg:stroke-width="0.071cm" svg:stroke-color="#000000" draw:stroke-linejoin="round" draw:fill="none" draw:textarea-vertical-align="top" draw:auto-grow-height="false" fo:min-height="0cm" fo:min-width="5.81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24pt" fo:letter-spacing="normal" fo:language="en" fo:country="AU" fo:font-style="normal" style:text-underline-style="none" fo:font-weight="normal" fo:background-color="transparent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48pt" fo:letter-spacing="normal" fo:language="en" fo:country="AU" fo:font-style="normal" style:text-underline-style="none" fo:font-weight="normal" fo:background-color="transparent" style:font-size-asian="48pt" style:font-style-asian="normal" style:font-weight-asian="normal" style:font-family-complex="Calibri" style:font-size-complex="48pt" style:font-style-complex="normal" style:font-weight-complex="normal"/>
    </style:style>
    <style:style style:name="T3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ST and WEIGH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ce19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13" office:value-type="string" calcext:value-type="string">
            <text:p>Weight (kg)</text:p>
          </table:table-cell>
          <table:table-cell table:style-name="ce16" office:value-type="string" calcext:value-type="string">
            <text:p>Cost (AUD$)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assengers/load <text:span text:style-name="T3">1</text:span></text:p>
          </table:table-cell>
          <table:table-cell table:style-name="ce14" table:formula="of:=+4*80" office:value-type="float" office:value="320" calcext:value-type="float">
            <text:p>320.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rame</text:p>
          </table:table-cell>
          <table:table-cell table:style-name="ce15" table:formula="of:=[$FRAME.F21]+[$FRAME.F41]+[$FRAME.F66]+[$FRAME.F94]+[$FRAME.F116]*4+[$FRAME.F137]" office:value-type="float" office:value="96.2287517593459" calcext:value-type="float">
            <text:p>96.23</text:p>
          </table:table-cell>
          <table:table-cell table:style-name="ce18" table:formula="of:=[$FRAME.F138]+[$FRAME.F117]*4+[$FRAME.F95]+[$FRAME.F67]+[$FRAME.F42]+[$FRAME.F22]" office:value-type="float" office:value="573.996063125924" calcext:value-type="float">
            <text:p>574.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Fibreglass skin <text:span text:style-name="T3">2</text:span></text:p>
          </table:table-cell>
          <table:table-cell table:style-name="ce15" table:formula="of:=[$FRAME.M7]*[$FRAME.D4]" office:value-type="float" office:value="1.485" calcext:value-type="float">
            <text:p>1.49</text:p>
          </table:table-cell>
          <table:table-cell table:style-name="ce18" table:formula="of:=[$FRAME.M7]*[$FRAME.D5]" office:value-type="float" office:value="1215" calcext:value-type="float">
            <text:p>1,215.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Motors <text:span text:style-name="T3">3</text:span></text:p>
          </table:table-cell>
          <table:table-cell table:style-name="ce15" office:value-type="float" office:value="16" calcext:value-type="float">
            <text:p>16.00</text:p>
          </table:table-cell>
          <table:table-cell table:style-name="ce18" office:value-type="float" office:value="2080" calcext:value-type="float">
            <text:p>2,080.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tteries <text:span text:style-name="T3">3</text:span></text:p>
          </table:table-cell>
          <table:table-cell table:style-name="ce15" office:value-type="float" office:value="17.5" calcext:value-type="float">
            <text:p>17.50</text:p>
          </table:table-cell>
          <table:table-cell table:style-name="ce18" table:formula="of:=78.5*7" office:value-type="float" office:value="549.5" calcext:value-type="float">
            <text:p>549.5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Wheels</text:p>
          </table:table-cell>
          <table:table-cell table:style-name="ce15" office:value-type="float" office:value="105" calcext:value-type="float">
            <text:p>105.00</text:p>
          </table:table-cell>
          <table:table-cell table:style-name="ce18" office:value-type="string" calcext:value-type="string">
            <text:p>xxxx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creen (58” kogan)</text:p>
          </table:table-cell>
          <table:table-cell table:style-name="ce15" office:value-type="float" office:value="20" calcext:value-type="float">
            <text:p>20.00</text:p>
          </table:table-cell>
          <table:table-cell table:style-name="ce18" office:value-type="float" office:value="500" calcext:value-type="float">
            <text:p>500.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teering &amp; suspension <text:span text:style-name="T3">4</text:span></text:p>
          </table:table-cell>
          <table:table-cell table:style-name="ce15" office:value-type="float" office:value="20" calcext:value-type="float">
            <text:p>20.00</text:p>
          </table:table-cell>
          <table:table-cell table:style-name="ce18" office:value-type="float" office:value="1000" calcext:value-type="float">
            <text:p>1,000.0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eats <text:span text:style-name="T3">3</text:span></text:p>
          </table:table-cell>
          <table:table-cell table:style-name="ce15" office:value-type="float" office:value="120" calcext:value-type="float">
            <text:p>120.00</text:p>
          </table:table-cell>
          <table:table-cell table:style-name="ce18" office:value-type="float" office:value="1000" calcext:value-type="float">
            <text:p>1,000.00</text:p>
          </table:table-cell>
        </table:table-row>
        <table:table-row table:style-name="ro1">
          <table:table-cell table:number-columns-repeated="3"/>
          <table:table-cell table:formula="of:=SUM([.D6:.D14])" office:value-type="float" office:value="716.213751759346" calcext:value-type="float">
            <text:p>716.21</text:p>
          </table:table-cell>
          <table:table-cell table:formula="of:=SUM([.E6:.E14])" office:value-type="float" office:value="6918.49606312592" calcext:value-type="float">
            <text:p>6,918.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 – not included in typical power to weight cal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 – Could go open frame / dune buggy style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 – doesn’t include freight uggh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4 – Wild estimate</text:p>
          </table:table-cell>
          <table:table-cell table:number-columns-repeated="2"/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RAME" table:style-name="ta2">
        <office:forms form:automatic-focus="false" form:apply-design-mode="false"/>
        <table:shapes>
          <draw:custom-shape draw:z-index="5" draw:name="AutoShape 94" draw:style-name="gr1" draw:text-style-name="P1" svg:width="0.001cm" svg:height="7.132cm" svg:x="18.964cm" svg:y="62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6" draw:name="AutoShape 95" draw:style-name="gr1" draw:text-style-name="P1" svg:width="0.001cm" svg:height="7.132cm" svg:x="37.795cm" svg:y="62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7" draw:name="AutoShape 96" draw:style-name="gr2" draw:text-style-name="P1" svg:width="18.688cm" svg:height="0.001cm" svg:x="19.045cm" svg:y="69.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z-index="8" draw:name="AutoShape 97" draw:style-name="gr2" draw:text-style-name="P1" svg:width="18.688cm" svg:height="0.001cm" svg:x="19.024cm" svg:y="62.53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z-index="9" draw:name="AutoShape 104" draw:style-name="gr1" draw:text-style-name="P1" svg:width="0.001cm" svg:height="7.132cm" svg:x="22.23cm" svg:y="62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0" draw:name="AutoShape 105" draw:style-name="gr1" draw:text-style-name="P1" svg:width="0.001cm" svg:height="7.132cm" svg:x="24.086cm" svg:y="62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1" draw:name="AutoShape 106" draw:style-name="gr1" draw:text-style-name="P1" svg:width="0.001cm" svg:height="7.132cm" svg:x="32.211cm" svg:y="62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2" draw:name="AutoShape 108" draw:style-name="gr3" draw:text-style-name="P1" svg:width="0.001cm" svg:height="7.131cm" svg:x="33.793cm" svg:y="62.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3" draw:name="AutoShape 109" draw:style-name="gr2" draw:text-style-name="P1" svg:width="18.688cm" svg:height="0.001cm" svg:x="19.106cm" svg:y="63.4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z-index="14" draw:name="AutoShape 110" draw:style-name="gr2" draw:text-style-name="P1" svg:width="18.688cm" svg:height="0.001cm" svg:x="18.923cm" svg:y="68.40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z-index="15" draw:name="AutoShape 111" draw:style-name="gr1" draw:text-style-name="P1" svg:width="0.001cm" svg:height="7.132cm" svg:x="19.765cm" svg:y="62.5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6" draw:name="AutoShape 112" draw:style-name="gr1" draw:text-style-name="P1" svg:width="0.001cm" svg:height="7.132cm" svg:x="37.201cm" svg:y="62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7" draw:name="AutoShape 113" draw:style-name="gr2" draw:text-style-name="P1" svg:width="18.688cm" svg:height="0.001cm" svg:x="19.106cm" svg:y="64.9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z-index="18" draw:name="AutoShape 114" draw:style-name="gr2" draw:text-style-name="P1" svg:width="18.688cm" svg:height="0.001cm" svg:x="19.106cm" svg:y="66.879cm">
            <text:p/>
            <draw:enhanced-geometry draw:mirror-horizontal="false" draw:mirror-vertical="true" svg:viewBox="0 0 21600 21600" draw:type="mso-spt32" draw:enhanced-path="M 0 0 L 21600 21600 N"/>
          </draw:custom-shape>
        </table:shapes>
        <table:table-column table:style-name="co5" table:number-columns-repeated="1024" table:default-cell-style-name="ce19"/>
        <table:table-row table:style-name="ro1">
          <table:table-cell table:number-columns-repeated="12"/>
          <table:table-cell office:value-type="string" calcext:value-type="string">
            <text:p>Area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Front</text:p>
          </table:table-cell>
          <table:table-cell office:value-type="string" calcext:value-type="string">
            <text:p>2x1.5</text:p>
          </table:table-cell>
          <table:table-cell table:formula="of:=+2*1.5" office:value-type="float" office:value="3" calcext:value-type="float">
            <text:p>3.00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1">
          <table:table-cell table:style-name="ce22"/>
          <table:table-cell table:style-name="ce22" office:value-type="string" calcext:value-type="string">
            <text:p>Steel</text:p>
          </table:table-cell>
          <table:table-cell table:style-name="ce22" office:value-type="string" calcext:value-type="string">
            <text:p>Carbon Fibre</text:p>
          </table:table-cell>
          <table:table-cell table:style-name="ce22" office:value-type="string" calcext:value-type="string">
            <text:p>Fibreglass</text:p>
          </table:table-cell>
          <table:table-cell table:number-columns-repeated="6"/>
          <table:table-cell office:value-type="string" calcext:value-type="string">
            <text:p>Back</text:p>
          </table:table-cell>
          <table:table-cell office:value-type="string" calcext:value-type="string">
            <text:p>2x1.5</text:p>
          </table:table-cell>
          <table:table-cell office:value-type="float" office:value="3" calcext:value-type="float">
            <text:p>3.00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1">
          <table:table-cell table:style-name="ce22" office:value-type="string" calcext:value-type="string">
            <text:p>Weight</text:p>
          </table:table-cell>
          <table:table-cell table:style-name="ce22" table:formula="of:=+5.7/6.5" office:value-type="float" office:value="0.876923076923077" calcext:value-type="float">
            <text:p>0.88</text:p>
          </table:table-cell>
          <table:table-cell table:style-name="ce22" table:formula="of:=+[.B4]/5" office:value-type="float" office:value="0.175384615384615" calcext:value-type="float">
            <text:p>0.18</text:p>
          </table:table-cell>
          <table:table-cell table:style-name="ce22" office:value-type="float" office:value="0.055" calcext:value-type="float">
            <text:p>0.06</text:p>
          </table:table-cell>
          <table:table-cell table:number-columns-repeated="6"/>
          <table:table-cell office:value-type="string" calcext:value-type="string">
            <text:p>Top</text:p>
          </table:table-cell>
          <table:table-cell office:value-type="string" calcext:value-type="string">
            <text:p>2x3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7"/>
          <table:table-cell table:number-columns-repeated="1007"/>
        </table:table-row>
        <table:table-row table:style-name="ro1">
          <table:table-cell table:style-name="ce22" office:value-type="string" calcext:value-type="string">
            <text:p>Cost</text:p>
          </table:table-cell>
          <table:table-cell table:style-name="ce22" table:formula="of:=34/6.5" office:value-type="float" office:value="5.23076923076923" calcext:value-type="float">
            <text:p>5.23</text:p>
          </table:table-cell>
          <table:table-cell table:style-name="ce22" office:value-type="float" office:value="40" calcext:value-type="float">
            <text:p>40.00</text:p>
          </table:table-cell>
          <table:table-cell table:style-name="ce22" office:value-type="float" office:value="45" calcext:value-type="float">
            <text:p>45.00</text:p>
          </table:table-cell>
          <table:table-cell table:number-columns-repeated="6"/>
          <table:table-cell office:value-type="string" calcext:value-type="string">
            <text:p>Bottom</text:p>
          </table:table-cell>
          <table:table-cell office:value-type="string" calcext:value-type="string">
            <text:p>2x3</text:p>
          </table:table-cell>
          <table:table-cell office:value-type="float" office:value="6" calcext:value-type="float">
            <text:p>6.00</text:p>
          </table:table-cell>
          <table:table-cell table:number-columns-repeated="1011"/>
        </table:table-row>
        <table:table-row table:style-name="ro1">
          <table:table-cell/>
          <table:table-cell table:style-name="ce24" office:value-type="string" calcext:value-type="string">
            <text:p>(20 x 20 x 1.6mm) Galvanised Square Hollow Section</text:p>
          </table:table-cell>
          <table:table-cell table:number-columns-repeated="8"/>
          <table:table-cell office:value-type="string" calcext:value-type="string">
            <text:p>Sides</text:p>
          </table:table-cell>
          <table:table-cell office:value-type="string" calcext:value-type="string">
            <text:p>3x1.5 (x2 sides)</text:p>
          </table:table-cell>
          <table:table-cell office:value-type="float" office:value="9" calcext:value-type="float">
            <text:p>9.00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formula="of:=SUM([.M2:.M6])" office:value-type="float" office:value="27" calcext:value-type="float">
            <text:p>27.00</text:p>
          </table:table-cell>
          <table:table-cell table:number-columns-repeated="1011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6"/>
          <table:table-cell>
            <draw:g table:end-cell-address="FRAME.O24" table:end-x="1.259cm" table:end-y="0.132cm" draw:z-index="0" draw:name="Group 8">
              <draw:custom-shape draw:name="AutoShape 9" draw:style-name="gr4" draw:text-style-name="P1" svg:width="0.065cm" svg:height="6.362cm" svg:x="3.121cm" svg:y="0.77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10" draw:style-name="gr4" draw:text-style-name="P1" svg:width="0.064cm" svg:height="6.362cm" svg:x="16.475cm" svg:y="0.77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11" draw:style-name="gr5" draw:text-style-name="P1" svg:width="13.32cm" svg:height="0.026cm" svg:x="3.219cm" svg:y="7.11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12" draw:style-name="gr5" draw:text-style-name="P1" svg:width="13.32cm" svg:height="0.027cm" svg:x="3.219cm" svg:y="0.741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13" draw:style-name="gr5" draw:text-style-name="P1" svg:width="13.32cm" svg:height="0.028cm" svg:x="3.219cm" svg:y="3.754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14" draw:style-name="gr6" draw:text-style-name="P1" svg:width="6.681cm" svg:height="3.347cm" svg:x="3.197cm" svg:y="3.774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15" draw:style-name="gr6" draw:text-style-name="P1" svg:width="6.681cm" svg:height="3.347cm" svg:x="9.872cm" svg:y="3.782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Text Box 16" draw:style-name="gr7" draw:text-style-name="P3" svg:width="1.583cm" svg:height="0.773cm" svg:x="9.921cm" svg:y="0.216cm">
                <text:p text:style-name="P2"><text:span text:style-name="T1">F1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7" draw:style-name="gr7" draw:text-style-name="P3" svg:width="1.583cm" svg:height="0.773cm" svg:x="13.299cm" svg:y="4.91cm">
                <text:p text:style-name="P2"><text:span text:style-name="T1">F7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8" draw:style-name="gr7" draw:text-style-name="P3" svg:width="1.583cm" svg:height="0.773cm" svg:x="5.919cm" svg:y="4.796cm">
                <text:p text:style-name="P2"><text:span text:style-name="T1">F6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9" draw:style-name="gr8" draw:text-style-name="P3" svg:width="1.583cm" svg:height="0.774cm" svg:x="1.614cm" svg:y="4.06cm">
                <text:p text:style-name="P2"><text:span text:style-name="T1">F5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0" draw:style-name="gr8" draw:text-style-name="P3" svg:width="1.583cm" svg:height="0.774cm" svg:x="16.539cm" svg:y="2.008cm">
                <text:p text:style-name="P2"><text:span text:style-name="T1">F4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1" draw:style-name="gr9" draw:text-style-name="P3" svg:width="1.583cm" svg:height="0.772cm" svg:x="13.044cm" svg:y="3.287cm">
                <text:p text:style-name="P2"><text:span text:style-name="T1">F2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" draw:style-name="gr7" draw:text-style-name="P3" svg:width="1.583cm" svg:height="0.773cm" svg:x="9.297cm" svg:y="6.661cm">
                <text:p text:style-name="P2"><text:span text:style-name="T1">F3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3"/>
          <table:table-cell office:value-type="string" calcext:value-type="string">
            <text:p>F2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3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4</text:p>
          </table:table-cell>
          <table:table-cell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5</text:p>
          </table:table-cell>
          <table:table-cell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6</text:p>
          </table:table-cell>
          <table:table-cell table:style-name="ce21" table:formula="of:=SQRT(2)" office:value-type="float" office:value="1.4142135623731" calcext:value-type="float">
            <text:p>1.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7</text:p>
          </table:table-cell>
          <table:table-cell table:style-name="ce21" table:formula="of:=[.F17]" office:value-type="float" office:value="1.4142135623731" calcext:value-type="float">
            <text:p>1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F12:.F19])" office:value-type="float" office:value="11.8284271247462" calcext:value-type="float">
            <text:p>11.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formula="of:=[.F20]*[.$B$4]" office:value-type="float" office:value="10.3726207093928" calcext:value-type="float">
            <text:p>10.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/>
          <table:table-cell table:formula="of:=[.F20]*[.$B$5]" office:value-type="float" office:value="61.8717726525186" calcext:value-type="float">
            <text:p>61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g table:end-cell-address="FRAME.O44" table:end-x="0.771cm" table:end-y="0.297cm" draw:z-index="1" draw:name="Group 23">
              <draw:custom-shape draw:name="AutoShape 24" draw:style-name="gr10" draw:text-style-name="P1" svg:width="0.061cm" svg:height="6.089cm" svg:x="3.48cm" svg:y="0.7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25" draw:style-name="gr10" draw:text-style-name="P1" svg:width="0.061cm" svg:height="6.089cm" svg:x="16.08cm" svg:y="0.7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26" draw:style-name="gr11" draw:text-style-name="P1" svg:width="12.568cm" svg:height="0.027cm" svg:x="3.572cm" svg:y="6.796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27" draw:style-name="gr11" draw:text-style-name="P1" svg:width="12.568cm" svg:height="0.026cm" svg:x="3.572cm" svg:y="0.712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28" draw:style-name="gr12" draw:text-style-name="P1" svg:width="6.447cm" svg:height="5.979cm" svg:x="3.552cm" svg:y="0.835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29" draw:style-name="gr13" draw:text-style-name="P1" svg:width="6.14cm" svg:height="6.019cm" svg:x="10.019cm" svg:y="0.804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Text Box 30" draw:style-name="gr14" draw:text-style-name="P3" svg:width="1.493cm" svg:height="0.74cm" svg:x="9.896cm" svg:y="0.206cm">
                <text:p text:style-name="P2"><text:span text:style-name="T1">B1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1" draw:style-name="gr15" draw:text-style-name="P3" svg:width="1.493cm" svg:height="0.741cm" svg:x="13.083cm" svg:y="4.697cm">
                <text:p text:style-name="P2"><text:span text:style-name="T1">B6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2" draw:style-name="gr14" draw:text-style-name="P3" svg:width="1.493cm" svg:height="0.74cm" svg:x="6.12cm" svg:y="4.588cm">
                <text:p text:style-name="P2"><text:span text:style-name="T1">B5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3" draw:style-name="gr16" draw:text-style-name="P3" svg:width="1.493cm" svg:height="0.739cm" svg:x="2.058cm" svg:y="3.885cm">
                <text:p text:style-name="P2"><text:span text:style-name="T1">B3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4" draw:style-name="gr14" draw:text-style-name="P3" svg:width="1.493cm" svg:height="0.74cm" svg:x="16.141cm" svg:y="1.921cm">
                <text:p text:style-name="P2"><text:span text:style-name="T1">B4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5" draw:style-name="gr14" draw:text-style-name="P3" svg:width="1.493cm" svg:height="0.74cm" svg:x="9.307cm" svg:y="6.373cm">
                <text:p text:style-name="P2"><text:span text:style-name="T1">B2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4</text:p>
          </table:table-cell>
          <table:table-cell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5</text:p>
          </table:table-cell>
          <table:table-cell table:style-name="ce21" table:formula="of:=[.F38]" office:value-type="float" office:value="1.80277563773199" calcext:value-type="float">
            <text:p>1.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6</text:p>
          </table:table-cell>
          <table:table-cell table:style-name="ce21" table:formula="of:=SQRT(1+1.5*1.5)" office:value-type="float" office:value="1.80277563773199" calcext:value-type="float">
            <text:p>1.8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F32:.F39])" office:value-type="float" office:value="10.605551275464" calcext:value-type="float">
            <text:p>10.6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formula="of:=[.F40]*[.$B$4]" office:value-type="float" office:value="9.30025265694534" calcext:value-type="float">
            <text:p>9.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/>
          <table:table-cell table:formula="of:=[.F40]*[.$B$5]" office:value-type="float" office:value="55.4751912870424" calcext:value-type="float">
            <text:p>55.4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g table:end-cell-address="FRAME.T77" table:end-x="0.454cm" table:end-y="0.301cm" draw:z-index="2" draw:name="Group 36">
              <draw:custom-shape draw:name="AutoShape 37" draw:style-name="gr17" draw:text-style-name="P1" svg:width="0.121cm" svg:height="9.5cm" svg:x="3.354cm" svg:y="1.778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38" draw:style-name="gr17" draw:text-style-name="P1" svg:width="0.121cm" svg:height="9.5cm" svg:x="22.285cm" svg:y="1.778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39" draw:style-name="gr18" draw:text-style-name="P1" svg:width="18.747cm" svg:height="0.001cm" svg:x="3.354cm" svg:y="11.271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AutoShape 40" draw:style-name="gr18" draw:text-style-name="P1" svg:width="18.747cm" svg:height="0.001cm" svg:x="3.537cm" svg:y="1.708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Text Box 41" draw:style-name="gr19" draw:text-style-name="P3" svg:width="2.97cm" svg:height="1.731cm" svg:x="13.712cm" svg:y="0.096cm">
                <text:p text:style-name="P2"><text:span text:style-name="T1">R1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2" draw:style-name="gr19" draw:text-style-name="P3" svg:width="2.97cm" svg:height="1.731cm" svg:x="9.184cm" svg:y="7.916cm">
                <text:p text:style-name="P2"><text:span text:style-name="T1">R9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9" draw:text-style-name="P3" svg:width="2.97cm" svg:height="1.731cm" svg:x="12.471cm" svg:y="11.714cm">
                <text:p text:style-name="P2"><text:span text:style-name="T1">R2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4" draw:style-name="gr19" draw:text-style-name="P3" svg:width="2.97cm" svg:height="1.731cm" svg:x="0.932cm" svg:y="5.356cm">
                <text:p text:style-name="P2"><text:span text:style-name="T1">R3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5" draw:style-name="gr19" draw:text-style-name="P3" svg:width="2.97cm" svg:height="1.731cm" svg:x="22.778cm" svg:y="4.83cm">
                <text:p text:style-name="P2"><text:span text:style-name="T1">R5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20" draw:text-style-name="P3" svg:width="2.97cm" svg:height="1.732cm" svg:x="14.017cm" svg:y="6.276cm">
                <text:p text:style-name="P2"><text:span text:style-name="T1">R4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AutoShape 47" draw:style-name="gr21" draw:text-style-name="P1" svg:width="0.121cm" svg:height="9.501cm" svg:x="15.425cm" svg:y="1.67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48" draw:style-name="gr22" draw:text-style-name="P1" svg:width="11.965cm" svg:height="4.857cm" svg:x="3.529cm" svg:y="1.705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AutoShape 49" draw:style-name="gr23" draw:text-style-name="P1" svg:width="11.965cm" svg:height="4.856cm" svg:x="3.468cm" svg:y="6.562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AutoShape 50" draw:style-name="gr24" draw:text-style-name="P1" svg:width="6.959cm" svg:height="4.33cm" svg:x="15.381cm" svg:y="1.828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AutoShape 51" draw:style-name="gr25" draw:text-style-name="P1" svg:width="6.715cm" svg:height="5.043cm" svg:x="15.576cm" svg:y="6.222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Text Box 52" draw:style-name="gr19" draw:text-style-name="P3" svg:width="2.97cm" svg:height="1.731cm" svg:x="7.953cm" svg:y="4.49cm">
                <text:p text:style-name="P2"><text:span text:style-name="T1">R8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3" draw:style-name="gr19" draw:text-style-name="P3" svg:width="2.97cm" svg:height="1.731cm" svg:x="19.258cm" svg:y="8.195cm">
                <text:p text:style-name="P2"><text:span text:style-name="T1">R7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4" draw:style-name="gr19" draw:text-style-name="P3" svg:width="2.97cm" svg:height="1.731cm" svg:x="18.474cm" svg:y="3.956cm">
                <text:p text:style-name="P2"><text:span text:style-name="T1">R6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float" office:value="3" calcext:value-type="float">
            <text:p>3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3" calcext:value-type="float">
            <text:p>3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style-name="ce21"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6</text:p>
          </table:table-cell>
          <table:table-cell table:style-name="ce21" table:formula="of:=SQRT(2)" office:value-type="float" office:value="1.4142135623731" calcext:value-type="float">
            <text:p>1.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7</text:p>
          </table:table-cell>
          <table:table-cell table:style-name="ce21" table:formula="of:=SQRT(2)" office:value-type="float" office:value="1.4142135623731" calcext:value-type="float">
            <text:p>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F</text:p>
          </table:table-cell>
          <table:table-cell table:number-columns-repeated="3"/>
          <table:table-cell office:value-type="string" calcext:value-type="string">
            <text:p>R8</text:p>
          </table:table-cell>
          <table:table-cell table:formula="of:=SQRT(5)" office:value-type="float" office:value="2.23606797749979" calcext:value-type="float">
            <text:p>2.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9</text:p>
          </table:table-cell>
          <table:table-cell table:formula="of:=SQRT(5)" office:value-type="float" office:value="2.23606797749979" calcext:value-type="float">
            <text:p>2.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F57:.F64])" office:value-type="float" office:value="13.3005630797458" calcext:value-type="float">
            <text:p>13.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formula="of:=[.F65]*[.$B$4]" office:value-type="float" office:value="11.6635707007001" calcext:value-type="float">
            <text:p>11.6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/>
          <table:table-cell table:formula="of:=[.F65]*[.$B$5]" office:value-type="float" office:value="69.5721761094395" calcext:value-type="float">
            <text:p>69.57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7"/>
          <table:table-cell>
            <draw:g table:end-cell-address="FRAME.T100" table:end-x="0.582cm" table:end-y="0.427cm" draw:z-index="3" draw:name="Group 69">
              <draw:custom-shape draw:name="Text Box 70" draw:style-name="gr26" draw:text-style-name="P3" svg:width="2.97cm" svg:height="1.733cm" svg:x="22.906cm" svg:y="4.891cm">
                <text:p text:style-name="P2"><text:span text:style-name="T1">S7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71">
                <draw:custom-shape draw:name="AutoShape 72" draw:style-name="gr3" draw:text-style-name="P1" svg:width="0.121cm" svg:height="7.131cm" svg:x="3.481cm" svg:y="1.837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AutoShape 73" draw:style-name="gr3" draw:text-style-name="P1" svg:width="0.001cm" svg:height="7.131cm" svg:x="22.413cm" svg:y="1.837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AutoShape 74" draw:style-name="gr27" draw:text-style-name="P1" svg:width="18.748cm" svg:height="0.001cm" svg:x="3.603cm" svg:y="8.961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  <draw:custom-shape draw:name="AutoShape 75" draw:style-name="gr27" draw:text-style-name="P1" svg:width="18.748cm" svg:height="0.001cm" svg:x="3.664cm" svg:y="1.817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  <draw:custom-shape draw:name="Text Box 76" draw:style-name="gr26" draw:text-style-name="P3" svg:width="2.97cm" svg:height="1.733cm" svg:x="13.84cm" svg:y="0.153cm">
                  <text:p text:style-name="P2"><text:span text:style-name="T1">S1</text:span></text:p>
                  <text:p text:style-name="P2"><text:span text:style-name="T2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77" draw:style-name="gr26" draw:text-style-name="P3" svg:width="2.97cm" svg:height="1.733cm" svg:x="11.499cm" svg:y="8.918cm">
                  <text:p text:style-name="P2"><text:span text:style-name="T1">S2</text:span></text:p>
                  <text:p text:style-name="P2"><text:span text:style-name="T2"/></text:p>
                  <text:p text:style-name="P2"><text:span text:style-name="T2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78" draw:style-name="gr26" draw:text-style-name="P3" svg:width="2.97cm" svg:height="1.733cm" svg:x="1.059cm" svg:y="5.417cm">
                  <text:p text:style-name="P2"><text:span text:style-name="T1">S3</text:span></text:p>
                  <text:p text:style-name="P2"><text:span text:style-name="T2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79" draw:style-name="gr26" draw:text-style-name="P3" svg:width="2.97cm" svg:height="1.733cm" svg:x="13.341cm" svg:y="5.317cm">
                  <text:p text:style-name="P2"><text:span text:style-name="T1">S5</text:span></text:p>
                  <text:p text:style-name="P2"><text:span text:style-name="T2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80" draw:style-name="gr20" draw:text-style-name="P3" svg:width="2.97cm" svg:height="1.732cm" svg:x="5.628cm" svg:y="4.853cm">
                  <text:p text:style-name="P2"><text:span text:style-name="T1">S4</text:span></text:p>
                  <text:p text:style-name="P2"><text:span text:style-name="T2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81" draw:style-name="gr26" draw:text-style-name="P3" svg:width="2.97cm" svg:height="1.733cm" svg:x="17.788cm" svg:y="4.891cm">
                  <text:p text:style-name="P2"><text:span text:style-name="T1">S6</text:span></text:p>
                  <text:p text:style-name="P2"><text:span text:style-name="T2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AutoShape 82" draw:style-name="gr3" draw:text-style-name="P1" svg:width="0.121cm" svg:height="7.131cm" svg:x="5.333cm" svg:y="1.887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AutoShape 83" draw:style-name="gr3" draw:text-style-name="P1" svg:width="0.121cm" svg:height="7.131cm" svg:x="13.219cm" svg:y="1.825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AutoShape 84" draw:style-name="gr3" draw:text-style-name="P1" svg:width="0.121cm" svg:height="7.131cm" svg:x="20.22cm" svg:y="1.887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</draw:g>
            </draw:g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office:value-type="float" office:value="3" calcext:value-type="float">
            <text:p>3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float" office:value="3" calcext:value-type="float">
            <text:p>3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DE</text:p>
          </table:table-cell>
          <table:table-cell table:number-columns-repeated="3"/>
          <table:table-cell office:value-type="string" calcext:value-type="string">
            <text:p>S5</text:p>
          </table:table-cell>
          <table:table-cell table:style-name="ce21"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style-name="ce21"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7</text:p>
          </table:table-cell>
          <table:table-cell table:style-name="ce21"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F85:.F92])" office:value-type="float" office:value="16" calcext:value-type="float">
            <text:p>16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formula="of:=[.F93]*[.$B$4]" office:value-type="float" office:value="14.0307692307692" calcext:value-type="float">
            <text:p>14.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/>
          <table:table-cell table:formula="of:=[.F93]*[.$B$5]" office:value-type="float" office:value="83.6923076923077" calcext:value-type="float">
            <text:p>83.6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>
            <draw:g table:end-cell-address="FRAME.N121" table:end-x="0.418cm" table:end-y="0.276cm" draw:z-index="4" draw:name="Group 85">
              <draw:custom-shape draw:name="Text Box 86" draw:style-name="gr28" draw:text-style-name="P3" svg:width="2.934cm" svg:height="1.731cm" svg:x="0.03cm" svg:y="3.137cm">
                <text:p text:style-name="P2"><text:span text:style-name="T1">D4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7" draw:style-name="gr29" draw:text-style-name="P4" svg:width="6.172cm" svg:height="7.125cm" svg:x="1.85cm" svg:y="0.45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8" draw:style-name="gr28" draw:text-style-name="P3" svg:width="2.934cm" svg:height="1.731cm" svg:x="8.023cm" svg:y="3.137cm">
                <text:p text:style-name="P2"><text:span text:style-name="T1">D5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9" draw:style-name="gr30" draw:text-style-name="P3" svg:width="2.934cm" svg:height="1.732cm" svg:x="4.634cm" svg:y="0.453cm">
                <text:p text:style-name="P2"><text:span text:style-name="T1">D1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0" draw:style-name="gr30" draw:text-style-name="P3" svg:width="2.934cm" svg:height="1.732cm" svg:x="3.85cm" svg:y="5.846cm">
                <text:p text:style-name="P2"><text:span text:style-name="T1">D3</text:span></text:p>
                <text:p text:style-name="P2"><text:span text:style-name="T2"/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AutoShape 91" draw:style-name="gr31" draw:text-style-name="P1" svg:width="6.311cm" svg:height="0.001cm" svg:x="1.779cm" svg:y="3.609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Text Box 92" draw:style-name="gr28" draw:text-style-name="P3" svg:width="2.934cm" svg:height="1.731cm" svg:x="4.362cm" svg:y="2.588cm">
                <text:p text:style-name="P2"><text:span text:style-name="T1">D2</text:span></text:p>
                <text:p text:style-name="P2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1</text:p>
          </table:table-cell>
          <table:table-cell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3</text:p>
          </table:table-cell>
          <table:table-cell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5</text:p>
          </table:table-cell>
          <table:table-cell table:style-name="ce21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R x1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F107:.F114])" office:value-type="float" office:value="6" calcext:value-type="float">
            <text:p>6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formula="of:=[.F115]*[.$B$4]" office:value-type="float" office:value="5.26153846153846" calcext:value-type="float">
            <text:p>5.2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/>
          <table:table-cell table:formula="of:=[.F115]*[.$B$5]" office:value-type="float" office:value="31.3846153846154" calcext:value-type="float">
            <text:p>31.3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0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embers</text:p>
          </table:table-cell>
          <table:table-cell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x6 members?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x8 members?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[.F130]*6+[.F131]*8" office:value-type="float" office:value="34" calcext:value-type="float">
            <text:p>34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formula="of:=[.F136]*[.$B$4]" office:value-type="float" office:value="29.8153846153846" calcext:value-type="float">
            <text:p>29.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/>
          <table:table-cell table:formula="of:=[.F136]*[.$B$5]" office:value-type="float" office:value="177.846153846154" calcext:value-type="float">
            <text:p>177.85</text:p>
          </table:table-cell>
          <table:table-cell table:number-columns-repeated="1018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er &amp; susp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$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linear actuators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v axl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hocks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  <number:text>-</number:text>
      <number:year/>
    </number:date-style>
    <number:time-style style:name="N139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time-style style:name="N133"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date-style style:name="N130">
      <number:day/>
      <number:text>/</number:text>
      <number:month number:style="long"/>
      <number:text>/</number:text>
      <number:year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hours/>
      <number:text>:</number:text>
      <number:minutes number:style="long"/>
      <number:text> </number:text>
      <number:am-pm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1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38">
      <number:day/>
      <number:text>-</number:text>
      <number:month number:textual="true"/>
    </number:date-style>
    <number:date-style style:name="N109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ould</meta:initial-creator>
    <meta:creation-date>2022-07-23T01:22:02</meta:creation-date>
    <dc:date>2022-08-04T17:41:16.659419281</dc:date>
    <meta:generator>LibreOffice/7.3.4.2$Linux_X86_64 LibreOffice_project/30$Build-2</meta:generator>
    <meta:editing-duration>PT2H12M11S</meta:editing-duration>
    <meta:editing-cycles>5</meta:editing-cycles>
    <meta:document-statistic meta:table-count="3" meta:cell-count="201" meta:object-count="19"/>
    <meta:user-defined meta:name="AppVersion">16.0300</meta:user-defined>
  </office:meta>
</office:document-meta>
</file>